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T11" style:parent-style-name="SourceText" style:family="text">
      <style:text-properties fo:background-color="#00FF00"/>
    </style:style>
    <style:style style:name="T12" style:parent-style-name="SourceText" style:family="text">
      <style:text-properties fo:background-color="#00FF00"/>
    </style:style>
    <style:style style:name="T13" style:parent-style-name="SourceText" style:family="text">
      <style:text-properties fo:background-color="#00FF00"/>
    </style:style>
    <style:style style:name="T14" style:parent-style-name="SourceText" style:family="text">
      <style:text-properties fo:background-color="#00FF00"/>
    </style:style>
    <style:style style:name="T15" style:parent-style-name="SourceText" style:family="text">
      <style:text-properties fo:background-color="#00FF00"/>
    </style:style>
    <style:style style:name="T16" style:parent-style-name="SourceText" style:family="text">
      <style:text-properties fo:background-color="#00FF00"/>
    </style:style>
    <style:style style:name="T17" style:parent-style-name="SourceText" style:family="text">
      <style:text-properties fo:background-color="#00FF00"/>
    </style:style>
    <style:style style:name="P18" style:parent-style-name="PreformattedText" style:family="paragraph">
      <style:paragraph-properties fo:margin-bottom="0.1965in"/>
    </style:style>
    <style:style style:name="T19" style:parent-style-name="SourceText" style:family="text">
      <style:text-properties fo:background-color="#00FF00"/>
    </style:style>
    <style:style style:name="T20" style:parent-style-name="SourceText" style:family="text">
      <style:text-properties fo:background-color="#00FF00"/>
    </style:style>
    <style:style style:name="T21" style:parent-style-name="SourceText" style:family="text">
      <style:text-properties fo:background-color="#00FF00"/>
    </style:style>
    <style:style style:name="T22" style:parent-style-name="SourceText" style:family="text">
      <style:text-properties fo:background-color="#00FF00"/>
    </style:style>
    <style:style style:name="T23" style:parent-style-name="SourceText" style:family="text">
      <style:text-properties fo:background-color="#00FF00"/>
    </style:style>
    <style:style style:name="T24" style:parent-style-name="SourceText" style:family="text">
      <style:text-properties fo:background-color="#00FF00"/>
    </style:style>
    <style:style style:name="P25" style:parent-style-name="PreformattedText" style:family="paragraph">
      <style:paragraph-properties fo:margin-bottom="0.1965in"/>
    </style:style>
    <style:style style:name="T26" style:parent-style-name="SourceText" style:family="text">
      <style:text-properties fo:background-color="#00FF00"/>
    </style:style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PreformattedText" style:family="paragraph">
      <style:paragraph-properties fo:margin-bottom="0.1965in"/>
    </style:style>
    <style:style style:name="T32" style:parent-style-name="SourceText" style:family="text">
      <style:text-properties fo:background-color="#00FF00"/>
    </style:style>
    <style:style style:name="T33" style:parent-style-name="SourceText" style:family="text">
      <style:text-properties fo:background-color="#00FF00"/>
    </style:style>
    <style:style style:name="T34" style:parent-style-name="SourceText" style:family="text">
      <style:text-properties fo:background-color="#00FF00"/>
    </style:style>
    <style:style style:name="T35" style:parent-style-name="SourceText" style:family="text">
      <style:text-properties fo:background-color="#00FF00"/>
    </style:style>
    <style:style style:name="T36" style:parent-style-name="SourceText" style:family="text">
      <style:text-properties fo:background-color="#00FF00"/>
    </style:style>
    <style:style style:name="T37" style:parent-style-name="SourceText" style:family="text">
      <style:text-properties fo:background-color="#00FF00"/>
    </style:style>
    <style:style style:name="P38" style:parent-style-name="PreformattedText" style:family="paragraph">
      <style:paragraph-properties fo:margin-bottom="0.1965in"/>
    </style:style>
    <style:style style:name="T39" style:parent-style-name="SourceText" style:family="text">
      <style:text-properties fo:background-color="#00FF00"/>
    </style:style>
    <style:style style:name="T40" style:parent-style-name="SourceText" style:family="text">
      <style:text-properties fo:background-color="#00FF00"/>
    </style:style>
    <style:style style:name="P41" style:parent-style-name="PreformattedText" style:family="paragraph">
      <style:paragraph-properties fo:margin-bottom="0.1965in"/>
    </style:style>
    <style:style style:name="T42" style:parent-style-name="SourceText" style:family="text">
      <style:text-properties fo:background-color="#00FF00"/>
    </style:style>
    <style:style style:name="T43" style:parent-style-name="SourceText" style:family="text">
      <style:text-properties fo:background-color="#00FF00"/>
    </style:style>
    <style:style style:name="T44" style:parent-style-name="SourceText" style:family="text">
      <style:text-properties fo:background-color="#00FF00"/>
    </style:style>
    <style:style style:name="T45" style:parent-style-name="SourceText" style:family="text">
      <style:text-properties fo:background-color="#00FF00"/>
    </style:style>
    <style:style style:name="T46" style:parent-style-name="SourceText" style:family="text">
      <style:text-properties fo:background-color="#00FF00"/>
    </style:style>
    <style:style style:name="P47" style:parent-style-name="PreformattedText" style:family="paragraph">
      <style:paragraph-properties fo:margin-bottom="0.1965in"/>
    </style:style>
    <style:style style:name="T48" style:parent-style-name="SourceText" style:family="text">
      <style:text-properties fo:background-color="#00FF00"/>
    </style:style>
    <style:style style:name="T49" style:parent-style-name="SourceText" style:family="text">
      <style:text-properties fo:background-color="#00FF00"/>
    </style:style>
    <style:style style:name="T50" style:parent-style-name="SourceText" style:family="text">
      <style:text-properties fo:background-color="#00FF00"/>
    </style:style>
    <style:style style:name="T51" style:parent-style-name="SourceText" style:family="text">
      <style:text-properties fo:background-color="#00FF00"/>
    </style:style>
    <style:style style:name="T52" style:parent-style-name="SourceText" style:family="text">
      <style:text-properties fo:background-color="#00FF00"/>
    </style:style>
    <style:style style:name="T53" style:parent-style-name="SourceText" style:family="text">
      <style:text-properties fo:background-color="#00FF00"/>
    </style:style>
    <style:style style:name="T54" style:parent-style-name="SourceText" style:family="text">
      <style:text-properties fo:background-color="#00FF00"/>
    </style:style>
    <style:style style:name="P55" style:parent-style-name="PreformattedText" style:family="paragraph">
      <style:paragraph-properties fo:margin-bottom="0.1965in"/>
    </style:style>
    <style:style style:name="T56" style:parent-style-name="SourceText" style:family="text">
      <style:text-properties fo:background-color="#00FF00"/>
    </style:style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T63" style:parent-style-name="SourceText" style:family="text">
      <style:text-properties fo:background-color="#00FF00"/>
    </style:style>
    <style:style style:name="T64" style:parent-style-name="SourceText" style:family="text">
      <style:text-properties fo:background-color="#00FF00"/>
    </style:style>
    <style:style style:name="T65" style:parent-style-name="SourceText" style:family="text">
      <style:text-properties fo:background-color="#00FF00"/>
    </style:style>
    <style:style style:name="T66" style:parent-style-name="SourceText" style:family="text">
      <style:text-properties fo:background-color="#00FF00"/>
    </style:style>
    <style:style style:name="T67" style:parent-style-name="SourceText" style:family="text">
      <style:text-properties fo:background-color="#00FF00"/>
    </style:style>
    <style:style style:name="T68" style:parent-style-name="SourceText" style:family="text">
      <style:text-properties fo:background-color="#00FF00"/>
    </style:style>
    <style:style style:name="P69" style:parent-style-name="PreformattedText" style:family="paragraph">
      <style:paragraph-properties fo:margin-bottom="0.1965in"/>
    </style:style>
    <style:style style:name="T70" style:parent-style-name="SourceText" style:family="text">
      <style:text-properties fo:background-color="#00FF00"/>
    </style:style>
    <style:style style:name="T71" style:parent-style-name="SourceText" style:family="text">
      <style:text-properties fo:background-color="#00FF00"/>
    </style:style>
    <style:style style:name="T72" style:parent-style-name="SourceText" style:family="text">
      <style:text-properties fo:background-color="#00FF00"/>
    </style:style>
    <style:style style:name="T73" style:parent-style-name="SourceText" style:family="text">
      <style:text-properties fo:background-color="#00FF00"/>
    </style:style>
    <style:style style:name="T74" style:parent-style-name="SourceText" style:family="text">
      <style:text-properties fo:background-color="#00FF00"/>
    </style:style>
    <style:style style:name="P75" style:parent-style-name="PreformattedText" style:family="paragraph">
      <style:paragraph-properties fo:margin-bottom="0.1965in"/>
    </style:style>
    <style:style style:name="T76" style:parent-style-name="SourceText" style:family="text">
      <style:text-properties fo:background-color="#00FF00"/>
    </style:style>
    <style:style style:name="T77" style:parent-style-name="SourceText" style:family="text">
      <style:text-properties fo:background-color="#00FF00"/>
    </style:style>
    <style:style style:name="T78" style:parent-style-name="SourceText" style:family="text">
      <style:text-properties fo:background-color="#00FF00"/>
    </style:style>
    <style:style style:name="T79" style:parent-style-name="SourceText" style:family="text">
      <style:text-properties fo:background-color="#00FF00"/>
    </style:style>
    <style:style style:name="T80" style:parent-style-name="SourceText" style:family="text">
      <style:text-properties fo:background-color="#00FF00"/>
    </style:style>
    <style:style style:name="T81" style:parent-style-name="SourceText" style:family="text">
      <style:text-properties fo:background-color="#00FF00"/>
    </style:style>
    <style:style style:name="P82" style:parent-style-name="PreformattedText" style:family="paragraph">
      <style:paragraph-properties fo:margin-bottom="0.1965in"/>
    </style:style>
    <style:style style:name="T83" style:parent-style-name="SourceText" style:family="text">
      <style:text-properties fo:background-color="#00FF00"/>
    </style:style>
    <style:style style:name="T84" style:parent-style-name="SourceText" style:family="text">
      <style:text-properties fo:background-color="#00FF00"/>
    </style:style>
    <style:style style:name="T85" style:parent-style-name="SourceText" style:family="text">
      <style:text-properties fo:background-color="#00FF00"/>
    </style:style>
    <style:style style:name="T86" style:parent-style-name="SourceText" style:family="text">
      <style:text-properties fo:background-color="#00FF00"/>
    </style:style>
    <style:style style:name="T87" style:parent-style-name="SourceText" style:family="text">
      <style:text-properties fo:background-color="#00FF00"/>
    </style:style>
    <style:style style:name="T88" style:parent-style-name="SourceText" style:family="text">
      <style:text-properties fo:background-color="#00FF00"/>
    </style:style>
    <style:style style:name="P89" style:parent-style-name="PreformattedText" style:family="paragraph">
      <style:paragraph-properties fo:margin-bottom="0.1965in"/>
    </style:style>
    <style:style style:name="T90" style:parent-style-name="SourceText" style:family="text">
      <style:text-properties fo:background-color="#00FF00"/>
    </style:style>
    <style:style style:name="P91" style:parent-style-name="PreformattedText" style:family="paragraph">
      <style:paragraph-properties fo:margin-bottom="0.1965in"/>
    </style:style>
    <style:style style:name="T92" style:parent-style-name="SourceText" style:family="text">
      <style:text-properties fo:background-color="#00FF00"/>
    </style:style>
    <style:style style:name="T93" style:parent-style-name="SourceText" style:family="text">
      <style:text-properties fo:background-color="#00FF00"/>
    </style:style>
    <style:style style:name="T94" style:parent-style-name="SourceText" style:family="text">
      <style:text-properties fo:background-color="#00FF00"/>
    </style:style>
    <style:style style:name="T95" style:parent-style-name="SourceText" style:family="text">
      <style:text-properties fo:background-color="#00FF00"/>
    </style:style>
    <style:style style:name="T96" style:parent-style-name="SourceText" style:family="text">
      <style:text-properties fo:background-color="#00FF00"/>
    </style:style>
    <style:style style:name="T97" style:parent-style-name="SourceText" style:family="text">
      <style:text-properties fo:background-color="#00FF00"/>
    </style:style>
    <style:style style:name="T98" style:parent-style-name="SourceText" style:family="text">
      <style:text-properties fo:background-color="#00FF00"/>
    </style:style>
    <style:style style:name="P99" style:parent-style-name="PreformattedText" style:family="paragraph">
      <style:paragraph-properties fo:margin-bottom="0.1965in"/>
    </style:style>
    <style:style style:name="T100" style:parent-style-name="SourceText" style:family="text">
      <style:text-properties fo:background-color="#00FF00"/>
    </style:style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T106" style:parent-style-name="SourceText" style:family="text">
      <style:text-properties fo:background-color="#00FF00"/>
    </style:style>
    <style:style style:name="T107" style:parent-style-name="SourceText" style:family="text">
      <style:text-properties fo:background-color="#00FF00"/>
    </style:style>
    <style:style style:name="T108" style:parent-style-name="SourceText" style:family="text">
      <style:text-properties fo:background-color="#00FF00"/>
    </style:style>
    <style:style style:name="T109" style:parent-style-name="SourceText" style:family="text">
      <style:text-properties fo:background-color="#00FF00"/>
    </style:style>
    <style:style style:name="T110" style:parent-style-name="SourceText" style:family="text">
      <style:text-properties fo:background-color="#00FF00"/>
    </style:style>
    <style:style style:name="T111" style:parent-style-name="SourceText" style:family="text">
      <style:text-properties fo:background-color="#00FF00"/>
    </style:style>
    <style:style style:name="P112" style:parent-style-name="PreformattedText" style:family="paragraph">
      <style:paragraph-properties fo:margin-bottom="0.1965in"/>
    </style:style>
    <style:style style:name="T113" style:parent-style-name="SourceText" style:family="text">
      <style:text-properties fo:background-color="#00FF00"/>
    </style:style>
    <style:style style:name="T114" style:parent-style-name="SourceText" style:family="text">
      <style:text-properties fo:background-color="#00FF00"/>
    </style:style>
    <style:style style:name="T115" style:parent-style-name="SourceText" style:family="text">
      <style:text-properties fo:background-color="#00FF00"/>
    </style:style>
    <style:style style:name="T116" style:parent-style-name="SourceText" style:family="text">
      <style:text-properties fo:background-color="#00FF00"/>
    </style:style>
    <style:style style:name="T117" style:parent-style-name="SourceText" style:family="text">
      <style:text-properties fo:background-color="#00FF00"/>
    </style:style>
    <style:style style:name="T118" style:parent-style-name="SourceText" style:family="text">
      <style:text-properties fo:background-color="#00FF00"/>
    </style:style>
    <style:style style:name="P119" style:parent-style-name="PreformattedText" style:family="paragraph">
      <style:paragraph-properties fo:margin-bottom="0.1965in"/>
    </style:style>
    <style:style style:name="T120" style:parent-style-name="SourceText" style:family="text">
      <style:text-properties fo:background-color="#00FF00"/>
    </style:style>
    <style:style style:name="T121" style:parent-style-name="SourceText" style:family="text">
      <style:text-properties fo:background-color="#00FF00"/>
    </style:style>
    <style:style style:name="P122" style:parent-style-name="PreformattedText" style:family="paragraph">
      <style:paragraph-properties fo:margin-bottom="0.1965in"/>
    </style:style>
    <style:style style:name="T123" style:parent-style-name="SourceText" style:family="text">
      <style:text-properties fo:background-color="#00FF00"/>
    </style:style>
    <style:style style:name="T124" style:parent-style-name="SourceText" style:family="text">
      <style:text-properties fo:background-color="#00FF00"/>
    </style:style>
    <style:style style:name="T125" style:parent-style-name="SourceText" style:family="text">
      <style:text-properties fo:background-color="#00FF00"/>
    </style:style>
    <style:style style:name="T126" style:parent-style-name="SourceText" style:family="text">
      <style:text-properties fo:background-color="#00FF00"/>
    </style:style>
    <style:style style:name="T127" style:parent-style-name="SourceText" style:family="text">
      <style:text-properties fo:background-color="#00FF00"/>
    </style:style>
    <style:style style:name="P128" style:parent-style-name="PreformattedText" style:family="paragraph">
      <style:paragraph-properties fo:margin-bottom="0.1965in"/>
    </style:style>
    <style:style style:name="T129" style:parent-style-name="SourceText" style:family="text">
      <style:text-properties fo:background-color="#00FF00"/>
    </style:style>
    <style:style style:name="T130" style:parent-style-name="SourceText" style:family="text">
      <style:text-properties fo:background-color="#00FF00"/>
    </style:style>
    <style:style style:name="P131" style:parent-style-name="PreformattedText" style:family="paragraph">
      <style:paragraph-properties fo:margin-bottom="0.1965in"/>
    </style:style>
    <style:style style:name="T132" style:parent-style-name="SourceText" style:family="text">
      <style:text-properties fo:background-color="#00FF00"/>
    </style:style>
    <style:style style:name="T133" style:parent-style-name="SourceText" style:family="text">
      <style:text-properties fo:background-color="#00FF00"/>
    </style:style>
    <style:style style:name="T134" style:parent-style-name="SourceText" style:family="text">
      <style:text-properties fo:background-color="#00FF00"/>
    </style:style>
    <style:style style:name="T135" style:parent-style-name="SourceText" style:family="text">
      <style:text-properties fo:background-color="#00FF00"/>
    </style:style>
    <style:style style:name="T136" style:parent-style-name="SourceText" style:family="text">
      <style:text-properties fo:background-color="#00FF00"/>
    </style:style>
    <style:style style:name="P137" style:parent-style-name="PreformattedText" style:family="paragraph">
      <style:paragraph-properties fo:margin-bottom="0.1965in"/>
    </style:style>
    <style:style style:name="T138" style:parent-style-name="SourceText" style:family="text">
      <style:text-properties fo:background-color="#00FF00"/>
    </style:style>
    <style:style style:name="P139" style:parent-style-name="PreformattedText" style:family="paragraph">
      <style:paragraph-properties fo:margin-bottom="0.1965in"/>
    </style:style>
    <style:style style:name="T140" style:parent-style-name="SourceText" style:family="text">
      <style:text-properties fo:background-color="#00FF00"/>
    </style:style>
    <style:style style:name="P141" style:parent-style-name="Textbody" style:family="paragraph"/>
    <style:style style:name="P142" style:parent-style-name="Textbody" style:family="paragraph"/>
    <style:style style:name="P143" style:parent-style-name="Textbody" style:family="paragraph"/>
    <style:style style:name="P144" style:parent-style-name="Textbody" style:family="paragraph"/>
    <style:style style:name="T145" style:parent-style-name="SourceText" style:family="text">
      <style:text-properties fo:background-color="#00FF00"/>
    </style:style>
    <style:style style:name="T146" style:parent-style-name="SourceText" style:family="text">
      <style:text-properties fo:background-color="#00FF00"/>
    </style:style>
    <style:style style:name="T147" style:parent-style-name="SourceText" style:family="text">
      <style:text-properties fo:background-color="#00FF00"/>
    </style:style>
    <style:style style:name="T148" style:parent-style-name="SourceText" style:family="text">
      <style:text-properties fo:background-color="#00FF00"/>
    </style:style>
    <style:style style:name="T149" style:parent-style-name="SourceText" style:family="text">
      <style:text-properties fo:background-color="#00FF00"/>
    </style:style>
    <style:style style:name="T150" style:parent-style-name="SourceText" style:family="text">
      <style:text-properties fo:background-color="#00FF00"/>
    </style:style>
    <style:style style:name="P151" style:parent-style-name="PreformattedText" style:family="paragraph">
      <style:paragraph-properties fo:margin-bottom="0.1965in"/>
    </style:style>
    <style:style style:name="T152" style:parent-style-name="SourceText" style:family="text">
      <style:text-properties fo:background-color="#00FF00"/>
    </style:style>
    <style:style style:name="T153" style:parent-style-name="SourceText" style:family="text">
      <style:text-properties fo:background-color="#00FF00"/>
    </style:style>
    <style:style style:name="P154" style:parent-style-name="PreformattedText" style:family="paragraph">
      <style:paragraph-properties fo:margin-bottom="0.1965in"/>
    </style:style>
    <style:style style:name="T155" style:parent-style-name="SourceText" style:family="text">
      <style:text-properties fo:background-color="#00FF00"/>
    </style:style>
    <style:style style:name="T156" style:parent-style-name="SourceText" style:family="text">
      <style:text-properties fo:background-color="#00FF00"/>
    </style:style>
    <style:style style:name="T157" style:parent-style-name="SourceText" style:family="text">
      <style:text-properties fo:background-color="#00FF00"/>
    </style:style>
    <style:style style:name="T158" style:parent-style-name="SourceText" style:family="text">
      <style:text-properties fo:background-color="#00FF00"/>
    </style:style>
    <style:style style:name="T159" style:parent-style-name="SourceText" style:family="text">
      <style:text-properties fo:background-color="#00FF00"/>
    </style:style>
    <style:style style:name="P160" style:parent-style-name="PreformattedText" style:family="paragraph">
      <style:paragraph-properties fo:margin-bottom="0.1965in"/>
    </style:style>
    <style:style style:name="T161" style:parent-style-name="SourceText" style:family="text">
      <style:text-properties fo:background-color="#00FF00"/>
    </style:style>
    <style:style style:name="P162" style:parent-style-name="PreformattedText" style:family="paragraph">
      <style:paragraph-properties fo:margin-bottom="0.1965in"/>
    </style:style>
    <style:style style:name="T163" style:parent-style-name="SourceText" style:family="text">
      <style:text-properties fo:background-color="#00FF00"/>
    </style:style>
    <style:style style:name="P164" style:parent-style-name="PreformattedText" style:family="paragraph">
      <style:paragraph-properties fo:margin-bottom="0.1965in"/>
    </style:style>
    <style:style style:name="T165" style:parent-style-name="SourceText" style:family="text">
      <style:text-properties fo:background-color="#00FF00"/>
    </style:style>
    <style:style style:name="P166" style:parent-style-name="PreformattedText" style:family="paragraph">
      <style:paragraph-properties fo:margin-bottom="0.1965in"/>
    </style:style>
    <style:style style:name="T167" style:parent-style-name="SourceText" style:family="text">
      <style:text-properties fo:background-color="#00FF00"/>
    </style:style>
    <style:style style:name="T168" style:parent-style-name="SourceText" style:family="text">
      <style:text-properties fo:background-color="#00FF00"/>
    </style:style>
    <style:style style:name="T169" style:parent-style-name="SourceText" style:family="text">
      <style:text-properties fo:background-color="#00FF00"/>
    </style:style>
    <style:style style:name="T170" style:parent-style-name="SourceText" style:family="text">
      <style:text-properties fo:background-color="#00FF00"/>
    </style:style>
    <style:style style:name="T171" style:parent-style-name="SourceText" style:family="text">
      <style:text-properties fo:background-color="#00FF00"/>
    </style:style>
    <style:style style:name="T172" style:parent-style-name="SourceText" style:family="text">
      <style:text-properties fo:background-color="#00FF00"/>
    </style:style>
    <style:style style:name="P173" style:parent-style-name="PreformattedText" style:family="paragraph">
      <style:paragraph-properties fo:margin-bottom="0.1965in"/>
    </style:style>
    <style:style style:name="T174" style:parent-style-name="SourceText" style:family="text">
      <style:text-properties fo:background-color="#00FF00"/>
    </style:style>
    <style:style style:name="P175" style:parent-style-name="Textbody" style:family="paragraph"/>
    <style:style style:name="P176" style:parent-style-name="Textbody" style:family="paragraph"/>
    <style:style style:name="P177" style:parent-style-name="Textbody" style:family="paragraph"/>
    <style:style style:name="P178" style:parent-style-name="Textbody" style:family="paragraph"/>
    <style:style style:name="P179" style:parent-style-name="Textbody" style:family="paragraph"/>
    <style:style style:name="P180" style:parent-style-name="Textbody" style:family="paragraph"/>
    <style:style style:name="T181" style:parent-style-name="SourceText" style:family="text">
      <style:text-properties fo:background-color="#00FF00"/>
    </style:style>
    <style:style style:name="T182" style:parent-style-name="SourceText" style:family="text">
      <style:text-properties fo:background-color="#00FF00"/>
    </style:style>
    <style:style style:name="T183" style:parent-style-name="SourceText" style:family="text">
      <style:text-properties fo:background-color="#00FF00"/>
    </style:style>
    <style:style style:name="T184" style:parent-style-name="SourceText" style:family="text">
      <style:text-properties fo:background-color="#00FF00"/>
    </style:style>
    <style:style style:name="T185" style:parent-style-name="SourceText" style:family="text">
      <style:text-properties fo:background-color="#00FF00"/>
    </style:style>
    <style:style style:name="T186" style:parent-style-name="SourceText" style:family="text">
      <style:text-properties fo:background-color="#00FF00"/>
    </style:style>
    <style:style style:name="T187" style:parent-style-name="SourceText" style:family="text">
      <style:text-properties fo:background-color="#00FF00"/>
    </style:style>
    <style:style style:name="P188" style:parent-style-name="PreformattedText" style:family="paragraph">
      <style:paragraph-properties fo:margin-bottom="0.1965in"/>
    </style:style>
    <style:style style:name="T189" style:parent-style-name="SourceText" style:family="text">
      <style:text-properties fo:background-color="#00FF00"/>
    </style:style>
    <style:style style:name="T190" style:parent-style-name="SourceText" style:family="text">
      <style:text-properties fo:background-color="#00FF00"/>
    </style:style>
    <style:style style:name="P191" style:parent-style-name="PreformattedText" style:family="paragraph">
      <style:paragraph-properties fo:margin-bottom="0.1965in"/>
    </style:style>
    <style:style style:name="T192" style:parent-style-name="SourceText" style:family="text">
      <style:text-properties fo:background-color="#00FF00"/>
    </style:style>
    <style:style style:name="P193" style:parent-style-name="PreformattedText" style:family="paragraph">
      <style:paragraph-properties fo:margin-bottom="0.1965in"/>
    </style:style>
    <style:style style:name="T194" style:parent-style-name="SourceText" style:family="text">
      <style:text-properties fo:background-color="#00FF00"/>
    </style:style>
    <style:style style:name="T195" style:parent-style-name="SourceText" style:family="text">
      <style:text-properties fo:background-color="#00FF00"/>
    </style:style>
    <style:style style:name="T196" style:parent-style-name="SourceText" style:family="text">
      <style:text-properties fo:background-color="#00FF00"/>
    </style:style>
    <style:style style:name="T197" style:parent-style-name="SourceText" style:family="text">
      <style:text-properties fo:background-color="#00FF00"/>
    </style:style>
    <style:style style:name="T198" style:parent-style-name="SourceText" style:family="text">
      <style:text-properties fo:background-color="#00FF00"/>
    </style:style>
    <style:style style:name="P199" style:parent-style-name="PreformattedText" style:family="paragraph">
      <style:paragraph-properties fo:margin-bottom="0.1965in"/>
    </style:style>
    <style:style style:name="T200" style:parent-style-name="SourceText" style:family="text">
      <style:text-properties fo:background-color="#00FF00"/>
    </style:style>
    <style:style style:name="P201" style:parent-style-name="PreformattedText" style:family="paragraph">
      <style:paragraph-properties fo:margin-bottom="0.1965in"/>
    </style:style>
    <style:style style:name="T202" style:parent-style-name="SourceText" style:family="text">
      <style:text-properties fo:background-color="#00FF00"/>
    </style:style>
    <style:style style:name="P203" style:parent-style-name="PreformattedText" style:family="paragraph">
      <style:paragraph-properties fo:margin-bottom="0.1965in"/>
    </style:style>
    <style:style style:name="T204" style:parent-style-name="SourceText" style:family="text">
      <style:text-properties fo:background-color="#00FF00"/>
    </style:style>
    <style:style style:name="P205" style:parent-style-name="PreformattedText" style:family="paragraph">
      <style:paragraph-properties fo:margin-bottom="0.1965in"/>
    </style:style>
    <style:style style:name="T206" style:parent-style-name="SourceText" style:family="text">
      <style:text-properties fo:background-color="#00FF00"/>
    </style:style>
    <style:style style:name="P207" style:parent-style-name="Textbody" style:family="paragraph"/>
    <style:style style:name="P208" style:parent-style-name="Textbody" style:family="paragraph"/>
    <style:style style:name="P209" style:parent-style-name="Textbody" style:family="paragraph"/>
    <style:style style:name="P210" style:parent-style-name="Textbody" style:family="paragraph"/>
    <style:style style:name="T211" style:parent-style-name="SourceText" style:family="text">
      <style:text-properties fo:background-color="#00FF00"/>
    </style:style>
    <style:style style:name="T212" style:parent-style-name="SourceText" style:family="text">
      <style:text-properties fo:background-color="#00FF00"/>
    </style:style>
    <style:style style:name="T213" style:parent-style-name="SourceText" style:family="text">
      <style:text-properties fo:background-color="#00FF00"/>
    </style:style>
    <style:style style:name="T214" style:parent-style-name="SourceText" style:family="text">
      <style:text-properties fo:background-color="#00FF00"/>
    </style:style>
    <style:style style:name="T215" style:parent-style-name="SourceText" style:family="text">
      <style:text-properties fo:background-color="#00FF00"/>
    </style:style>
    <style:style style:name="T216" style:parent-style-name="SourceText" style:family="text">
      <style:text-properties fo:background-color="#00FF00"/>
    </style:style>
    <style:style style:name="T217" style:parent-style-name="SourceText" style:family="text">
      <style:text-properties fo:background-color="#00FF00"/>
    </style:style>
    <style:style style:name="P218" style:parent-style-name="PreformattedText" style:family="paragraph">
      <style:paragraph-properties fo:margin-bottom="0.1965in"/>
    </style:style>
    <style:style style:name="T219" style:parent-style-name="SourceText" style:family="text">
      <style:text-properties fo:background-color="#00FF00"/>
    </style:style>
    <style:style style:name="P220" style:parent-style-name="PreformattedText" style:family="paragraph">
      <style:paragraph-properties fo:margin-bottom="0.1965in"/>
    </style:style>
    <style:style style:name="T221" style:parent-style-name="SourceText" style:family="text">
      <style:text-properties fo:background-color="#00FF00"/>
    </style:style>
    <style:style style:name="P222" style:parent-style-name="PreformattedText" style:family="paragraph">
      <style:paragraph-properties fo:margin-bottom="0.1965in"/>
    </style:style>
    <style:style style:name="T223" style:parent-style-name="SourceText" style:family="text">
      <style:text-properties fo:background-color="#00FF00"/>
    </style:style>
    <style:style style:name="P224" style:parent-style-name="PreformattedText" style:family="paragraph">
      <style:paragraph-properties fo:margin-bottom="0.1965in"/>
    </style:style>
    <style:style style:name="T225" style:parent-style-name="SourceText" style:family="text">
      <style:text-properties fo:background-color="#00FF00"/>
    </style:style>
    <style:style style:name="P226" style:parent-style-name="PreformattedText" style:family="paragraph">
      <style:paragraph-properties fo:margin-bottom="0.1965in"/>
    </style:style>
    <style:style style:name="T227" style:parent-style-name="SourceText" style:family="text">
      <style:text-properties fo:background-color="#00FF00"/>
    </style:style>
    <style:style style:name="P228" style:parent-style-name="PreformattedText" style:family="paragraph">
      <style:paragraph-properties fo:margin-bottom="0.1965in"/>
    </style:style>
    <style:style style:name="T229" style:parent-style-name="SourceText" style:family="text">
      <style:text-properties fo:background-color="#00FF00"/>
    </style:style>
    <style:style style:name="P230" style:parent-style-name="PreformattedText" style:family="paragraph">
      <style:paragraph-properties fo:margin-bottom="0.1965in"/>
    </style:style>
    <style:style style:name="T231" style:parent-style-name="SourceText" style:family="text">
      <style:text-properties fo:background-color="#00FF00"/>
    </style:style>
    <style:style style:name="P232" style:parent-style-name="Textbody" style:family="paragraph"/>
    <style:style style:name="P233" style:parent-style-name="Textbody" style:family="paragraph"/>
    <style:style style:name="P234" style:parent-style-name="Textbody" style:family="paragraph"/>
    <style:style style:name="P235" style:parent-style-name="Textbody" style:family="paragraph"/>
    <style:style style:name="P236" style:parent-style-name="Textbody" style:family="paragraph"/>
    <style:style style:name="T237" style:parent-style-name="SourceText" style:family="text">
      <style:text-properties fo:background-color="#00FF00"/>
    </style:style>
    <style:style style:name="P238" style:parent-style-name="PreformattedText" style:family="paragraph">
      <style:paragraph-properties fo:margin-bottom="0.1965in"/>
    </style:style>
    <style:style style:name="T239" style:parent-style-name="SourceText" style:family="text">
      <style:text-properties fo:background-color="#00FF00"/>
    </style:style>
    <style:style style:name="T240" style:parent-style-name="SourceText" style:family="text">
      <style:text-properties fo:background-color="#00FF00"/>
    </style:style>
    <style:style style:name="T241" style:parent-style-name="SourceText" style:family="text">
      <style:text-properties fo:background-color="#00FF00"/>
    </style:style>
    <style:style style:name="T242" style:parent-style-name="SourceText" style:family="text">
      <style:text-properties fo:background-color="#00FF00"/>
    </style:style>
    <style:style style:name="P243" style:parent-style-name="PreformattedText" style:family="paragraph">
      <style:paragraph-properties fo:margin-bottom="0.1965in"/>
    </style:style>
    <style:style style:name="T244" style:parent-style-name="SourceText" style:family="text">
      <style:text-properties fo:background-color="#00FF00"/>
    </style:style>
    <style:style style:name="T245" style:parent-style-name="SourceText" style:family="text">
      <style:text-properties fo:background-color="#00FF00"/>
    </style:style>
    <style:style style:name="T246" style:parent-style-name="SourceText" style:family="text">
      <style:text-properties fo:background-color="#00FF00"/>
    </style:style>
    <style:style style:name="T247" style:parent-style-name="SourceText" style:family="text">
      <style:text-properties fo:background-color="#00FF00"/>
    </style:style>
    <style:style style:name="T248" style:parent-style-name="SourceText" style:family="text">
      <style:text-properties fo:background-color="#00FF00"/>
    </style:style>
    <style:style style:name="P249" style:parent-style-name="PreformattedText" style:family="paragraph">
      <style:paragraph-properties fo:margin-bottom="0.1965in"/>
    </style:style>
    <style:style style:name="T250" style:parent-style-name="SourceText" style:family="text">
      <style:text-properties fo:background-color="#00FF00"/>
    </style:style>
    <style:style style:name="P251" style:parent-style-name="PreformattedText" style:family="paragraph">
      <style:paragraph-properties fo:margin-bottom="0.1965in"/>
    </style:style>
    <style:style style:name="T252" style:parent-style-name="SourceText" style:family="text">
      <style:text-properties fo:background-color="#00FF00"/>
    </style:style>
    <style:style style:name="P253" style:parent-style-name="PreformattedText" style:family="paragraph">
      <style:paragraph-properties fo:margin-bottom="0.1965in"/>
    </style:style>
    <style:style style:name="P254" style:parent-style-name="Textbody" style:family="paragraph"/>
    <style:style style:name="P255" style:parent-style-name="Textbody" style:family="paragraph"/>
    <style:style style:name="P256" style:parent-style-name="Textbody" style:family="paragraph"/>
    <style:style style:name="P257" style:parent-style-name="Textbody" style:family="paragraph"/>
    <style:style style:name="P258" style:parent-style-name="Textbody" style:family="paragraph"/>
    <style:style style:name="P259" style:parent-style-name="Textbody" style:family="paragraph"/>
    <style:style style:name="P260" style:parent-style-name="Textbody" style:family="paragraph"/>
    <style:style style:name="P261" style:parent-style-name="Textbody" style:family="paragraph"/>
    <style:style style:name="P262" style:parent-style-name="Textbody" style:family="paragraph"/>
    <style:style style:name="P263" style:parent-style-name="Textbody" style:family="paragraph"/>
    <style:style style:name="P264" style:parent-style-name="Textbody" style:family="paragraph"/>
    <style:style style:name="P265" style:parent-style-name="Textbody" style:family="paragraph"/>
    <style:style style:name="P266" style:parent-style-name="Textbody" style:family="paragraph"/>
    <style:style style:name="P267" style:parent-style-name="Textbody" style:family="paragraph"/>
    <style:style style:name="P268" style:parent-style-name="Textbody" style:family="paragraph"/>
    <style:style style:name="P269" style:parent-style-name="Textbody" style:family="paragraph"/>
    <style:style style:name="P270" style:parent-style-name="Textbody" style:family="paragraph"/>
    <style:style style:name="P271" style:parent-style-name="Textbody" style:family="paragraph"/>
    <style:style style:name="P272" style:parent-style-name="Textbody" style:family="paragraph"/>
    <style:style style:name="P273" style:parent-style-name="Textbody" style:family="paragraph"/>
    <style:style style:name="P274" style:parent-style-name="Textbody" style:family="paragraph"/>
    <style:style style:name="P275" style:parent-style-name="Textbody" style:family="paragraph"/>
    <style:style style:name="P276" style:parent-style-name="Textbody" style:family="paragraph"/>
    <style:style style:name="P277" style:parent-style-name="Textbody" style:family="paragraph"/>
    <style:style style:name="P278" style:parent-style-name="Textbody" style:family="paragraph"/>
    <style:style style:name="P279" style:parent-style-name="Textbody" style:family="paragraph"/>
    <style:style style:name="P280" style:parent-style-name="Textbody" style:family="paragraph"/>
    <style:style style:name="P281" style:parent-style-name="Textbody" style:family="paragraph"/>
  </office:automatic-styles>
  <office:body>
    <office:text text:use-soft-page-breaks="true">
      <text:p text:style-name="P1">Sì. Ti preparo una struttura<text:s/><text:span text:style-name="StrongEmphasis">a milestone “topic-complete”</text:span>, cioè ogni milestone chiude un argomento intero del prodotto, non un pezzetto sparso.</text:p>
      <text:p text:style-name="Textbody">Premessa utile: con ChatGPT i limiti di utilizzo esistono e possono cambiare; per esempio OpenAI indica che per alcuni modelli in ChatGPT Plus/Go ci sono limiti per finestra temporale e, superati quelli, la chat può passare a una versione mini. Inoltre Codex è pensato per task complessi, ma rende meglio quando gli dai molto contesto, fai pianificare prima i task difficili e usi<text:s/><text:span text:style-name="SourceText">AGENTS.md</text:span><text:s/>per non ripetere le istruzioni ogni volta. (<text:a xlink:href="https://help.openai.com/en/articles/11909943-gpt-53-and-gpt-54-in-chatgpt?utm_source=chatgpt.com" office:target-frame-name="_top" xlink:show="replace">OpenAI Help Center</text:a>)</text:p>
      <text:h text:style-name="Titolo2" text:outline-level="2">Strategia migliore per non bruciare quota</text:h>
      <text:p text:style-name="Textbody">Per il tuo progetto, il modo più efficiente è questo:</text:p>
      <text:list text:style-name="LFO1" text:continue-numbering="true">
        <text:list-item>
          <text:p text:style-name="P2"><text:span text:style-name="StrongEmphasis">1 prompt di pianificazione per milestone</text:span></text:p>
        </text:list-item>
        <text:list-item>
          <text:p text:style-name="P3"><text:span text:style-name="StrongEmphasis">2–4 prompt di implementazione</text:span></text:p>
        </text:list-item>
        <text:list-item>
          <text:p text:style-name="P4"><text:span text:style-name="StrongEmphasis">1 prompt finale di review/fix</text:span></text:p>
        </text:list-item>
        <text:list-item>
          <text:p text:style-name="P5">quindi<text:s/><text:span text:style-name="StrongEmphasis">4–6 prompt per milestone semplice</text:span>,<text:s/><text:span text:style-name="StrongEmphasis">6–8 per milestone media</text:span>,<text:s/><text:span text:style-name="StrongEmphasis">8–12 per milestone complessa</text:span></text:p>
        </text:list-item>
      </text:list>
      <text:p text:style-name="Textbody">Se lavori così, eviti di fare 30 prompt disordinati sullo stesso problema.</text:p>
      <text:p text:style-name="HorizontalLine"/>
      <text:h text:style-name="Titolo1" text:outline-level="1">Roadmap per il tuo progetto</text:h>
      <text:h text:style-name="Titolo2" text:outline-level="2">Milestone 0 — Assetto di lavoro Codex</text:h>
      <text:p text:style-name="Textbody"><text:span text:style-name="StrongEmphasis">Obiettivo chiuso:</text:span><text:s/>repository pronto per lavorare bene con Codex.</text:p>
      <text:h text:style-name="Titolo3" text:outline-level="3">Cosa deve uscire</text:h>
      <text:list text:style-name="LFO2" text:continue-numbering="true">
        <text:list-item>
          <text:p text:style-name="P6"><text:span text:style-name="SourceText">AGENTS.md</text:span></text:p>
        </text:list-item>
        <text:list-item>
          <text:p text:style-name="P7">convenzioni del repo</text:p>
        </text:list-item>
        <text:list-item>
          <text:p text:style-name="P8">comandi standard</text:p>
        </text:list-item>
        <text:list-item>
          <text:p text:style-name="P9">regole architetturali</text:p>
        </text:list-item>
        <text:list-item>
          <text:p text:style-name="P10">definizione di done</text:p>
        </text:list-item>
      </text:list>
      <text:h text:style-name="Titolo3" text:outline-level="3">Prompt stimati</text:h>
      <text:p text:style-name="Textbody"><text:span text:style-name="StrongEmphasis">2–3 prompt</text:span></text:p>
      <text:h text:style-name="Titolo3" text:outline-level="3">Prompt 1</text:h>
      <text:p text:style-name="PreformattedText"><text:span text:style-name="T11">Analizza il repository e crea un file AGENTS.md alla root con:</text:span></text:p>
      <text:p text:style-name="PreformattedText"><text:span text:style-name="T12">- overview del progetto</text:span></text:p>
      <text:p text:style-name="PreformattedText"><text:span text:style-name="T13">- stack frontend/backend/db</text:span></text:p>
      <text:p text:style-name="PreformattedText"><text:span text:style-name="T14">- comandi principali con Docker</text:span></text:p>
      <text:p text:style-name="PreformattedText"><text:span text:style-name="T15">- regole di modifica del codice</text:span></text:p>
      <text:p text:style-name="PreformattedText"><text:span text:style-name="T16">- principio architetturale: design-time = workflow JSON, runtime = Flowable BPMN</text:span></text:p>
      <text:p text:style-name="PreformattedText"><text:span text:style-name="T17">- definizione di done per ogni task</text:span></text:p>
      <text:p text:style-name="P18"><text:span text:style-name="T19">Mantieni il file concreto e operativo, non generico.</text:span></text:p>
      <text:h text:style-name="Titolo3" text:outline-level="3">Prompt 2</text:h>
      <text:p text:style-name="PreformattedText"><text:span text:style-name="T20">Rivedi AGENTS.md e miglioralo per supportare task lunghi con Codex.</text:span></text:p>
      <text:soft-page-break/>
      <text:p text:style-name="PreformattedText"><text:span text:style-name="T21">Aggiungi istruzioni su:</text:span></text:p>
      <text:p text:style-name="PreformattedText"><text:span text:style-name="T22">- piano prima dell’implementazione per task complessi</text:span></text:p>
      <text:p text:style-name="PreformattedText"><text:span text:style-name="T23">- diff piccoli e localizzati</text:span></text:p>
      <text:p text:style-name="PreformattedText"><text:span text:style-name="T24">- validazione dopo ogni milestone</text:span></text:p>
      <text:p text:style-name="P25"><text:span text:style-name="T26">- aggiornamento docs se cambia comportamento</text:span></text:p>
      <text:h text:style-name="Titolo3" text:outline-level="3">Done</text:h>
      <text:p text:style-name="Textbody">Quando hai<text:s/><text:span text:style-name="SourceText">AGENTS.md</text:span>, tutti i prompt successivi costano meno contesto. Questo è un moltiplicatore enorme. (<text:a xlink:href="https://developers.openai.com/codex/learn/best-practices?utm_source=chatgpt.com" office:target-frame-name="_top" xlink:show="replace">Sviluppatori OpenAI</text:a>)</text:p>
      <text:p text:style-name="HorizontalLine"/>
      <text:h text:style-name="Titolo2" text:outline-level="2">Milestone 1 — Workflow Designer read-only</text:h>
      <text:p text:style-name="Textbody"><text:span text:style-name="StrongEmphasis">Obiettivo chiuso:</text:span><text:s/>il placeholder sparisce e il workflow si vede davvero.</text:p>
      <text:h text:style-name="Titolo3" text:outline-level="3">Cosa deve uscire</text:h>
      <text:list text:style-name="LFO3" text:continue-numbering="true">
        <text:list-item>
          <text:p text:style-name="P27">fetch workflow by id</text:p>
        </text:list-item>
        <text:list-item>
          <text:p text:style-name="P28">visualizzazione JSON raw o React Flow read-only</text:p>
        </text:list-item>
        <text:list-item>
          <text:p text:style-name="P29">loading/error state</text:p>
        </text:list-item>
        <text:list-item>
          <text:p text:style-name="P30">nessun placeholder residuo</text:p>
        </text:list-item>
      </text:list>
      <text:h text:style-name="Titolo3" text:outline-level="3">Prompt stimati</text:h>
      <text:p text:style-name="Textbody"><text:span text:style-name="StrongEmphasis">4–5 prompt</text:span></text:p>
      <text:h text:style-name="Titolo3" text:outline-level="3">Prompt 1</text:h>
      <text:p text:style-name="P31"><text:span text:style-name="T32">Analizza frontend/src/app/workflows/[id]/designer/page.tsx e proponi un piano in 5 passi per sostituire il placeholder con una vista read-only del workflow. Non scrivere ancora codice.</text:span></text:p>
      <text:h text:style-name="Titolo3" text:outline-level="3">Prompt 2</text:h>
      <text:p text:style-name="PreformattedText"><text:span text:style-name="T33">Implementa il fetch del workflow nella pagina designer usando l'endpoint esistente o aggiungendo un adapter frontend minimo.</text:span></text:p>
      <text:p text:style-name="PreformattedText"><text:span text:style-name="T34">Requisiti:</text:span></text:p>
      <text:p text:style-name="PreformattedText"><text:span text:style-name="T35">- loading state</text:span></text:p>
      <text:p text:style-name="PreformattedText"><text:span text:style-name="T36">- error state</text:span></text:p>
      <text:p text:style-name="PreformattedText"><text:span text:style-name="T37">- nessuna modifica architetturale ampia</text:span></text:p>
      <text:p text:style-name="P38"><text:span text:style-name="T39">- diff piccolo</text:span></text:p>
      <text:h text:style-name="Titolo3" text:outline-level="3">Prompt 3</text:h>
      <text:p text:style-name="PreformattedText"><text:span text:style-name="T40">Sostituisci il placeholder con una visualizzazione read-only del JSON workflow ben formattata.</text:span></text:p>
      <text:p text:style-name="P41"><text:span text:style-name="T42">Non introdurre nuove librerie.</text:span></text:p>
      <text:h text:style-name="Titolo3" text:outline-level="3">Prompt 4</text:h>
      <text:p text:style-name="PreformattedText"><text:span text:style-name="T43">Integra React Flow per mostrare nodes ed edges in sola lettura nella pagina designer.</text:span></text:p>
      <text:p text:style-name="PreformattedText"><text:span text:style-name="T44">Requisiti:</text:span></text:p>
      <text:p text:style-name="PreformattedText"><text:span text:style-name="T45">- mantieni anche un fallback leggibile se i dati sono incompleti</text:span></text:p>
      <text:p text:style-name="PreformattedText"><text:span text:style-name="T46">- non implementare ancora editing</text:span></text:p>
      <text:p text:style-name="P47"><text:span text:style-name="T48">- non toccare il backend</text:span></text:p>
      <text:soft-page-break/>
      <text:h text:style-name="Titolo3" text:outline-level="3">Prompt 5</text:h>
      <text:p text:style-name="PreformattedText"><text:span text:style-name="T49">Rivedi la milestone Workflow Designer read-only.</text:span></text:p>
      <text:p text:style-name="PreformattedText"><text:span text:style-name="T50">Controlla:</text:span></text:p>
      <text:p text:style-name="PreformattedText"><text:span text:style-name="T51">- placeholder rimosso</text:span></text:p>
      <text:p text:style-name="PreformattedText"><text:span text:style-name="T52">- error handling</text:span></text:p>
      <text:p text:style-name="PreformattedText"><text:span text:style-name="T53">- build frontend</text:span></text:p>
      <text:p text:style-name="PreformattedText"><text:span text:style-name="T54">- semplicità del codice</text:span></text:p>
      <text:p text:style-name="P55"><text:span text:style-name="T56">Applica solo fix mirati.</text:span></text:p>
      <text:h text:style-name="Titolo3" text:outline-level="3">Done</text:h>
      <text:p text:style-name="Textbody">A questo punto il designer “esaurisce il topic visualizzazione”. Non modifica ancora il modello, ma il problema attuale è chiuso.</text:p>
      <text:p text:style-name="HorizontalLine"/>
      <text:h text:style-name="Titolo2" text:outline-level="2">Milestone 2 — Workflow Definition API</text:h>
      <text:p text:style-name="Textbody"><text:span text:style-name="StrongEmphasis">Obiettivo chiuso:</text:span><text:s/>il backend gestisce bene le definizioni workflow.</text:p>
      <text:h text:style-name="Titolo3" text:outline-level="3">Cosa deve uscire</text:h>
      <text:list text:style-name="LFO4" text:continue-numbering="true">
        <text:list-item>
          <text:p text:style-name="P57"><text:span text:style-name="SourceText">GET /api/workflows/{id}</text:span></text:p>
        </text:list-item>
        <text:list-item>
          <text:p text:style-name="P58"><text:span text:style-name="SourceText">GET /api/workflows</text:span></text:p>
        </text:list-item>
        <text:list-item>
          <text:p text:style-name="P59"><text:span text:style-name="SourceText">POST /api/workflows</text:span></text:p>
        </text:list-item>
        <text:list-item>
          <text:p text:style-name="P60"><text:span text:style-name="SourceText">PUT /api/workflows/{id}</text:span></text:p>
        </text:list-item>
        <text:list-item>
          <text:p text:style-name="P61">persistenza JSON</text:p>
        </text:list-item>
        <text:list-item>
          <text:p text:style-name="P62">validazione minima</text:p>
        </text:list-item>
      </text:list>
      <text:h text:style-name="Titolo3" text:outline-level="3">Prompt stimati</text:h>
      <text:p text:style-name="Textbody"><text:span text:style-name="StrongEmphasis">5–7 prompt</text:span></text:p>
      <text:h text:style-name="Titolo3" text:outline-level="3">Prompt 1</text:h>
      <text:p text:style-name="PreformattedText"><text:span text:style-name="T63">Analizza il backend e individua dove implementare o correggere il supporto CRUD per workflow definitions.</text:span></text:p>
      <text:p text:style-name="PreformattedText"><text:span text:style-name="T64">Produci un piano con:</text:span></text:p>
      <text:p text:style-name="PreformattedText"><text:span text:style-name="T65">- classi da creare o modificare</text:span></text:p>
      <text:p text:style-name="PreformattedText"><text:span text:style-name="T66">- entità DB coinvolte</text:span></text:p>
      <text:p text:style-name="PreformattedText"><text:span text:style-name="T67">- endpoint REST</text:span></text:p>
      <text:p text:style-name="PreformattedText"><text:span text:style-name="T68">- validazioni minime</text:span></text:p>
      <text:p text:style-name="P69"><text:span text:style-name="T70">Non scrivere ancora codice.</text:span></text:p>
      <text:h text:style-name="Titolo3" text:outline-level="3">Prompt 2</text:h>
      <text:p text:style-name="PreformattedText"><text:span text:style-name="T71">Implementa o correggi l'entità e il repository per workflow definitions.</text:span></text:p>
      <text:p text:style-name="PreformattedText"><text:span text:style-name="T72">Requisiti:</text:span></text:p>
      <text:p text:style-name="PreformattedText"><text:span text:style-name="T73">- persistenza del JSON definition</text:span></text:p>
      <text:p text:style-name="PreformattedText"><text:span text:style-name="T74">- campi minimi: id, name/key, status, version, definitionJson, timestamps</text:span></text:p>
      <text:p text:style-name="P75"><text:span text:style-name="T76">- nessun refactor non necessario</text:span></text:p>
      <text:h text:style-name="Titolo3" text:outline-level="3">Prompt 3</text:h>
      <text:p text:style-name="PreformattedText"><text:span text:style-name="T77">Implementa gli endpoint REST per:</text:span></text:p>
      <text:p text:style-name="PreformattedText"><text:span text:style-name="T78">- lista workflow</text:span></text:p>
      <text:p text:style-name="PreformattedText"><text:span text:style-name="T79">- dettaglio workflow</text:span></text:p>
      <text:soft-page-break/>
      <text:p text:style-name="PreformattedText"><text:span text:style-name="T80">- creazione workflow</text:span></text:p>
      <text:p text:style-name="PreformattedText"><text:span text:style-name="T81">- aggiornamento workflow</text:span></text:p>
      <text:p text:style-name="P82"><text:span text:style-name="T83">Aggiungi DTO se serve e mantieni il codice pulito.</text:span></text:p>
      <text:h text:style-name="Titolo3" text:outline-level="3">Prompt 4</text:h>
      <text:p text:style-name="PreformattedText"><text:span text:style-name="T84">Aggiungi validazione minima lato backend per il workflow JSON:</text:span></text:p>
      <text:p text:style-name="PreformattedText"><text:span text:style-name="T85">- name non vuoto</text:span></text:p>
      <text:p text:style-name="PreformattedText"><text:span text:style-name="T86">- almeno 1 start</text:span></text:p>
      <text:p text:style-name="PreformattedText"><text:span text:style-name="T87">- almeno 1 end</text:span></text:p>
      <text:p text:style-name="PreformattedText"><text:span text:style-name="T88">- ids nodi univoci</text:span></text:p>
      <text:p text:style-name="P89"><text:span text:style-name="T90">- edges che puntano a nodi esistenti</text:span></text:p>
      <text:h text:style-name="Titolo3" text:outline-level="3">Prompt 5</text:h>
      <text:p text:style-name="P91"><text:span text:style-name="T92">Aggiorna il frontend workflow list/designer per usare gli endpoint CRUD reali del backend, senza cambiare UX oltre il necessario.</text:span></text:p>
      <text:h text:style-name="Titolo3" text:outline-level="3">Prompt 6</text:h>
      <text:p text:style-name="PreformattedText"><text:span text:style-name="T93">Rivedi la milestone Workflow Definition API.</text:span></text:p>
      <text:p text:style-name="PreformattedText"><text:span text:style-name="T94">Controlla:</text:span></text:p>
      <text:p text:style-name="PreformattedText"><text:span text:style-name="T95">- coerenza DTO/entity</text:span></text:p>
      <text:p text:style-name="PreformattedText"><text:span text:style-name="T96">- validazioni</text:span></text:p>
      <text:p text:style-name="PreformattedText"><text:span text:style-name="T97">- gestione errori HTTP</text:span></text:p>
      <text:p text:style-name="PreformattedText"><text:span text:style-name="T98">- build backend</text:span></text:p>
      <text:p text:style-name="P99"><text:span text:style-name="T100">Applica fix minimi.</text:span></text:p>
      <text:h text:style-name="Titolo3" text:outline-level="3">Done</text:h>
      <text:p text:style-name="Textbody">Qui chiudi il topic “source of truth design-time”.</text:p>
      <text:p text:style-name="HorizontalLine"/>
      <text:h text:style-name="Titolo2" text:outline-level="2">Milestone 3 — Designer editabile</text:h>
      <text:p text:style-name="Textbody"><text:span text:style-name="StrongEmphasis">Obiettivo chiuso:</text:span><text:s/>il workflow non si vede soltanto, si modifica.</text:p>
      <text:h text:style-name="Titolo3" text:outline-level="3">Cosa deve uscire</text:h>
      <text:list text:style-name="LFO5" text:continue-numbering="true">
        <text:list-item>
          <text:p text:style-name="P101">aggiunta nodi</text:p>
        </text:list-item>
        <text:list-item>
          <text:p text:style-name="P102">aggiunta edges</text:p>
        </text:list-item>
        <text:list-item>
          <text:p text:style-name="P103">salvataggio</text:p>
        </text:list-item>
        <text:list-item>
          <text:p text:style-name="P104">edit proprietà base nodo</text:p>
        </text:list-item>
        <text:list-item>
          <text:p text:style-name="P105">validazione grafica minima</text:p>
        </text:list-item>
      </text:list>
      <text:h text:style-name="Titolo3" text:outline-level="3">Prompt stimati</text:h>
      <text:p text:style-name="Textbody"><text:span text:style-name="StrongEmphasis">6–8 prompt</text:span></text:p>
      <text:h text:style-name="Titolo3" text:outline-level="3">Prompt 1</text:h>
      <text:p text:style-name="PreformattedText"><text:span text:style-name="T106">Proponi un piano per evolvere il designer read-only in editor minimale con React Flow.</text:span></text:p>
      <text:p text:style-name="PreformattedText"><text:span text:style-name="T107">Scope:</text:span></text:p>
      <text:p text:style-name="PreformattedText"><text:span text:style-name="T108">- aggiungere nodi</text:span></text:p>
      <text:p text:style-name="PreformattedText"><text:span text:style-name="T109">- connettere nodi</text:span></text:p>
      <text:p text:style-name="PreformattedText"><text:span text:style-name="T110">- modificare label e type</text:span></text:p>
      <text:p text:style-name="PreformattedText"><text:span text:style-name="T111">- salvare il workflow</text:span></text:p>
      <text:soft-page-break/>
      <text:p text:style-name="P112"><text:span text:style-name="T113">Non implementare ancora.</text:span></text:p>
      <text:h text:style-name="Titolo3" text:outline-level="3">Prompt 2</text:h>
      <text:p text:style-name="PreformattedText"><text:span text:style-name="T114">Implementa la palette nodi minima:</text:span></text:p>
      <text:p text:style-name="PreformattedText"><text:span text:style-name="T115">- startEvent</text:span></text:p>
      <text:p text:style-name="PreformattedText"><text:span text:style-name="T116">- userTask</text:span></text:p>
      <text:p text:style-name="PreformattedText"><text:span text:style-name="T117">- exclusiveGateway</text:span></text:p>
      <text:p text:style-name="PreformattedText"><text:span text:style-name="T118">- endEvent</text:span></text:p>
      <text:p text:style-name="P119"><text:span text:style-name="T120">Con aggiunta al canvas.</text:span></text:p>
      <text:h text:style-name="Titolo3" text:outline-level="3">Prompt 3</text:h>
      <text:p text:style-name="PreformattedText"><text:span text:style-name="T121">Implementa la creazione e rimozione di edges nel designer.</text:span></text:p>
      <text:p text:style-name="P122"><text:span text:style-name="T123">Mantieni il modello JSON corrente come source of truth.</text:span></text:p>
      <text:h text:style-name="Titolo3" text:outline-level="3">Prompt 4</text:h>
      <text:p text:style-name="PreformattedText"><text:span text:style-name="T124">Aggiungi pannello proprietà base del nodo selezionato:</text:span></text:p>
      <text:p text:style-name="PreformattedText"><text:span text:style-name="T125">- label</text:span></text:p>
      <text:p text:style-name="PreformattedText"><text:span text:style-name="T126">- type</text:span></text:p>
      <text:p text:style-name="PreformattedText"><text:span text:style-name="T127">- candidateGroup per userTask</text:span></text:p>
      <text:p text:style-name="P128"><text:span text:style-name="T129">- condition per edge se applicabile</text:span></text:p>
      <text:h text:style-name="Titolo3" text:outline-level="3">Prompt 5</text:h>
      <text:p text:style-name="PreformattedText"><text:span text:style-name="T130">Collega il salvataggio del designer agli endpoint backend già esistenti.</text:span></text:p>
      <text:p text:style-name="P131"><text:span text:style-name="T132">Aggiungi stato dirty/saved e gestione errori.</text:span></text:p>
      <text:h text:style-name="Titolo3" text:outline-level="3">Prompt 6</text:h>
      <text:p text:style-name="PreformattedText"><text:span text:style-name="T133">Aggiungi validazioni UI minime prima del save:</text:span></text:p>
      <text:p text:style-name="PreformattedText"><text:span text:style-name="T134">- un solo start</text:span></text:p>
      <text:p text:style-name="PreformattedText"><text:span text:style-name="T135">- almeno un end</text:span></text:p>
      <text:p text:style-name="PreformattedText"><text:span text:style-name="T136">- no nodi orfani</text:span></text:p>
      <text:p text:style-name="P137"><text:span text:style-name="T138">- no edge duplicati</text:span></text:p>
      <text:h text:style-name="Titolo3" text:outline-level="3">Prompt 7</text:h>
      <text:p text:style-name="P139"><text:span text:style-name="T140">Rivedi la milestone Designer editabile e applica solo bugfix/local cleanup.</text:span></text:p>
      <text:h text:style-name="Titolo3" text:outline-level="3">Done</text:h>
      <text:p text:style-name="Textbody">Qui chiudi il topic “workflow authoring”.</text:p>
      <text:p text:style-name="HorizontalLine"/>
      <text:h text:style-name="Titolo2" text:outline-level="2">Milestone 4 — Publish su Flowable</text:h>
      <text:p text:style-name="Textbody"><text:span text:style-name="StrongEmphasis">Obiettivo chiuso:</text:span><text:s/>il workflow JSON viene convertito e deployato in Flowable.</text:p>
      <text:h text:style-name="Titolo3" text:outline-level="3">Cosa deve uscire</text:h>
      <text:list text:style-name="LFO6" text:continue-numbering="true">
        <text:list-item>
          <text:p text:style-name="P141">converter JSON -&gt; BPMN XML</text:p>
        </text:list-item>
        <text:list-item>
          <text:p text:style-name="P142">publish endpoint</text:p>
        </text:list-item>
        <text:list-item>
          <text:p text:style-name="P143">deployment metadata</text:p>
        </text:list-item>
        <text:list-item>
          <text:p text:style-name="P144">supporto iniziale per 4 tipi nodo</text:p>
        </text:list-item>
      </text:list>
      <text:soft-page-break/>
      <text:h text:style-name="Titolo3" text:outline-level="3">Prompt stimati</text:h>
      <text:p text:style-name="Textbody"><text:span text:style-name="StrongEmphasis">7–10 prompt</text:span></text:p>
      <text:h text:style-name="Titolo3" text:outline-level="3">Prompt 1</text:h>
      <text:p text:style-name="PreformattedText"><text:span text:style-name="T145">Analizza il backend e proponi il design del converter JSON -&gt; BPMN per Flowable.</text:span></text:p>
      <text:p text:style-name="PreformattedText"><text:span text:style-name="T146">Supporta inizialmente:</text:span></text:p>
      <text:p text:style-name="PreformattedText"><text:span text:style-name="T147">- startEvent</text:span></text:p>
      <text:p text:style-name="PreformattedText"><text:span text:style-name="T148">- userTask</text:span></text:p>
      <text:p text:style-name="PreformattedText"><text:span text:style-name="T149">- exclusiveGateway</text:span></text:p>
      <text:p text:style-name="PreformattedText"><text:span text:style-name="T150">- endEvent</text:span></text:p>
      <text:p text:style-name="P151"><text:span text:style-name="T152">Indica classi, mapping e limiti della prima versione.</text:span></text:p>
      <text:h text:style-name="Titolo3" text:outline-level="3">Prompt 2</text:h>
      <text:p text:style-name="PreformattedText"><text:span text:style-name="T153">Implementa una prima versione del BPMN converter che trasformi il workflow JSON in BPMN XML valido per Flowable.</text:span></text:p>
      <text:p text:style-name="P154"><text:span text:style-name="T155">Mantieni il codice semplice e ben separato dal controller REST.</text:span></text:p>
      <text:h text:style-name="Titolo3" text:outline-level="3">Prompt 3</text:h>
      <text:p text:style-name="PreformattedText"><text:span text:style-name="T156">Implementa il servizio di publish:</text:span></text:p>
      <text:p text:style-name="PreformattedText"><text:span text:style-name="T157">- recupera workflow published/draft</text:span></text:p>
      <text:p text:style-name="PreformattedText"><text:span text:style-name="T158">- converte in BPMN</text:span></text:p>
      <text:p text:style-name="PreformattedText"><text:span text:style-name="T159">- deploya su Flowable</text:span></text:p>
      <text:p text:style-name="P160"><text:span text:style-name="T161">- salva metadata deployment</text:span></text:p>
      <text:h text:style-name="Titolo3" text:outline-level="3">Prompt 4</text:h>
      <text:p text:style-name="P162"><text:span text:style-name="T163">Aggiungi endpoint POST /api/workflows/{id}/publish con gestione errori chiara.</text:span></text:p>
      <text:h text:style-name="Titolo3" text:outline-level="3">Prompt 5</text:h>
      <text:p text:style-name="P164"><text:span text:style-name="T165">Aggiungi un test o una verifica automatica minima sul converter BPMN per un workflow semplice.</text:span></text:p>
      <text:h text:style-name="Titolo3" text:outline-level="3">Prompt 6</text:h>
      <text:p text:style-name="P166"><text:span text:style-name="T167">Aggiorna il frontend workflow detail/list con azione Publish e stato del deployment.</text:span></text:p>
      <text:h text:style-name="Titolo3" text:outline-level="3">Prompt 7</text:h>
      <text:p text:style-name="PreformattedText"><text:span text:style-name="T168">Rivedi la milestone Publish su Flowable.</text:span></text:p>
      <text:p text:style-name="PreformattedText"><text:span text:style-name="T169">Controlla:</text:span></text:p>
      <text:p text:style-name="PreformattedText"><text:span text:style-name="T170">- separazione responsabilità</text:span></text:p>
      <text:p text:style-name="PreformattedText"><text:span text:style-name="T171">- error handling</text:span></text:p>
      <text:p text:style-name="PreformattedText"><text:span text:style-name="T172">- casi null/invalidi</text:span></text:p>
      <text:p text:style-name="P173"><text:span text:style-name="T174">- metadata persistiti</text:span></text:p>
      <text:h text:style-name="Titolo3" text:outline-level="3">Done</text:h>
      <text:p text:style-name="Textbody">Qui chiudi il topic “dal design-time al runtime”.</text:p>
      <text:p text:style-name="HorizontalLine"/>
      <text:h text:style-name="Titolo2" text:outline-level="2">Milestone 5 — Runtime Portal / Task Inbox</text:h>
      <text:p text:style-name="Textbody"><text:span text:style-name="StrongEmphasis">Obiettivo chiuso:</text:span><text:s/>i processi partono e le task si gestiscono dalla UI.</text:p>
      <text:soft-page-break/>
      <text:h text:style-name="Titolo3" text:outline-level="3">Cosa deve uscire</text:h>
      <text:list text:style-name="LFO7" text:continue-numbering="true">
        <text:list-item>
          <text:p text:style-name="P175">start process</text:p>
        </text:list-item>
        <text:list-item>
          <text:p text:style-name="P176">my tasks</text:p>
        </text:list-item>
        <text:list-item>
          <text:p text:style-name="P177">group tasks</text:p>
        </text:list-item>
        <text:list-item>
          <text:p text:style-name="P178">claim</text:p>
        </text:list-item>
        <text:list-item>
          <text:p text:style-name="P179">complete</text:p>
        </text:list-item>
        <text:list-item>
          <text:p text:style-name="P180">process details base</text:p>
        </text:list-item>
      </text:list>
      <text:h text:style-name="Titolo3" text:outline-level="3">Prompt stimati</text:h>
      <text:p text:style-name="Textbody"><text:span text:style-name="StrongEmphasis">6–8 prompt</text:span></text:p>
      <text:h text:style-name="Titolo3" text:outline-level="3">Prompt 1</text:h>
      <text:p text:style-name="PreformattedText"><text:span text:style-name="T181">Progetta le API minime per usare Flowable runtime da frontend:</text:span></text:p>
      <text:p text:style-name="PreformattedText"><text:span text:style-name="T182">- start process</text:span></text:p>
      <text:p text:style-name="PreformattedText"><text:span text:style-name="T183">- list my tasks</text:span></text:p>
      <text:p text:style-name="PreformattedText"><text:span text:style-name="T184">- list group tasks</text:span></text:p>
      <text:p text:style-name="PreformattedText"><text:span text:style-name="T185">- claim task</text:span></text:p>
      <text:p text:style-name="PreformattedText"><text:span text:style-name="T186">- complete task</text:span></text:p>
      <text:p text:style-name="PreformattedText"><text:span text:style-name="T187">- process instance detail</text:span></text:p>
      <text:p text:style-name="P188"><text:span text:style-name="T189">Non implementare ancora.</text:span></text:p>
      <text:h text:style-name="Titolo3" text:outline-level="3">Prompt 2</text:h>
      <text:p text:style-name="PreformattedText"><text:span text:style-name="T190">Implementa la facade backend per start process e task listing.</text:span></text:p>
      <text:p text:style-name="P191"><text:span text:style-name="T192">Non esporre direttamente il modello Flowable al frontend: usa DTO dedicati.</text:span></text:p>
      <text:h text:style-name="Titolo3" text:outline-level="3">Prompt 3</text:h>
      <text:p text:style-name="P193"><text:span text:style-name="T194">Implementa claim e complete task lato backend con gestione errori.</text:span></text:p>
      <text:h text:style-name="Titolo3" text:outline-level="3">Prompt 4</text:h>
      <text:p text:style-name="PreformattedText"><text:span text:style-name="T195">Crea nel frontend una Task Inbox con:</text:span></text:p>
      <text:p text:style-name="PreformattedText"><text:span text:style-name="T196">- tab mie task</text:span></text:p>
      <text:p text:style-name="PreformattedText"><text:span text:style-name="T197">- tab task di gruppo</text:span></text:p>
      <text:p text:style-name="PreformattedText"><text:span text:style-name="T198">- refresh</text:span></text:p>
      <text:p text:style-name="P199"><text:span text:style-name="T200">- dettaglio task base</text:span></text:p>
      <text:h text:style-name="Titolo3" text:outline-level="3">Prompt 5</text:h>
      <text:p text:style-name="P201"><text:span text:style-name="T202">Aggiungi schermata di start process per una process definition pubblicata.</text:span></text:p>
      <text:h text:style-name="Titolo3" text:outline-level="3">Prompt 6</text:h>
      <text:p text:style-name="P203"><text:span text:style-name="T204">Collega il completamento task dalla UI al backend.</text:span></text:p>
      <text:h text:style-name="Titolo3" text:outline-level="3">Prompt 7</text:h>
      <text:p text:style-name="P205"><text:span text:style-name="T206">Rivedi la milestone Runtime Portal e applica solo fix mirati.</text:span></text:p>
      <text:h text:style-name="Titolo3" text:outline-level="3">Done</text:h>
      <text:p text:style-name="Textbody">Qui chiudi il topic “operatività runtime”.</text:p>
      <text:p text:style-name="HorizontalLine"/>
      <text:soft-page-break/>
      <text:h text:style-name="Titolo2" text:outline-level="2">Milestone 6 — Form Engine base</text:h>
      <text:p text:style-name="Textbody"><text:span text:style-name="StrongEmphasis">Obiettivo chiuso:</text:span><text:s/>le user task hanno form vere.</text:p>
      <text:h text:style-name="Titolo3" text:outline-level="3">Cosa deve uscire</text:h>
      <text:list text:style-name="LFO8" text:continue-numbering="true">
        <text:list-item>
          <text:p text:style-name="P207">form definitions</text:p>
        </text:list-item>
        <text:list-item>
          <text:p text:style-name="P208">renderer dinamico</text:p>
        </text:list-item>
        <text:list-item>
          <text:p text:style-name="P209">binding alle process variables</text:p>
        </text:list-item>
        <text:list-item>
          <text:p text:style-name="P210">submit</text:p>
        </text:list-item>
      </text:list>
      <text:h text:style-name="Titolo3" text:outline-level="3">Prompt stimati</text:h>
      <text:p text:style-name="Textbody"><text:span text:style-name="StrongEmphasis">7–9 prompt</text:span></text:p>
      <text:h text:style-name="Titolo3" text:outline-level="3">Prompt 1</text:h>
      <text:p text:style-name="PreformattedText"><text:span text:style-name="T211">Proponi un metamodel JSON semplice per le form dinamiche compatibile con user task Flowable.</text:span></text:p>
      <text:p text:style-name="PreformattedText"><text:span text:style-name="T212">Supporta inizialmente:</text:span></text:p>
      <text:p text:style-name="PreformattedText"><text:span text:style-name="T213">- text</text:span></text:p>
      <text:p text:style-name="PreformattedText"><text:span text:style-name="T214">- textarea</text:span></text:p>
      <text:p text:style-name="PreformattedText"><text:span text:style-name="T215">- number</text:span></text:p>
      <text:p text:style-name="PreformattedText"><text:span text:style-name="T216">- date</text:span></text:p>
      <text:p text:style-name="PreformattedText"><text:span text:style-name="T217">- select</text:span></text:p>
      <text:p text:style-name="P218"><text:span text:style-name="T219">- checkbox</text:span></text:p>
      <text:h text:style-name="Titolo3" text:outline-level="3">Prompt 2</text:h>
      <text:p text:style-name="P220"><text:span text:style-name="T221">Implementa backend CRUD per form definitions con persistenza JSON e validazione minima.</text:span></text:p>
      <text:h text:style-name="Titolo3" text:outline-level="3">Prompt 3</text:h>
      <text:p text:style-name="P222"><text:span text:style-name="T223">Implementa un form renderer dinamico nel frontend a partire dalla form definition JSON.</text:span></text:p>
      <text:h text:style-name="Titolo3" text:outline-level="3">Prompt 4</text:h>
      <text:p text:style-name="P224"><text:span text:style-name="T225">Associa le form alle userTask tramite formId o formKey nel workflow JSON e propaga il mapping nel publish verso Flowable.</text:span></text:p>
      <text:h text:style-name="Titolo3" text:outline-level="3">Prompt 5</text:h>
      <text:p text:style-name="P226"><text:span text:style-name="T227">Quando si apre una task umana, renderizza la form associata e consenti submit dei dati come process variables.</text:span></text:p>
      <text:h text:style-name="Titolo3" text:outline-level="3">Prompt 6</text:h>
      <text:p text:style-name="P228"><text:span text:style-name="T229">Aggiungi validazione required/type lato frontend e lato backend dove necessario.</text:span></text:p>
      <text:h text:style-name="Titolo3" text:outline-level="3">Prompt 7</text:h>
      <text:p text:style-name="P230"><text:span text:style-name="T231">Rivedi la milestone Form Engine base e applica solo fix locali.</text:span></text:p>
      <text:h text:style-name="Titolo3" text:outline-level="3">Done</text:h>
      <text:p text:style-name="Textbody">Qui chiudi il topic “task umane utilizzabili”.</text:p>
      <text:p text:style-name="HorizontalLine"/>
      <text:soft-page-break/>
      <text:h text:style-name="Titolo2" text:outline-level="2">Milestone 7 — Monitoring / History</text:h>
      <text:p text:style-name="Textbody"><text:span text:style-name="StrongEmphasis">Obiettivo chiuso:</text:span><text:s/>hai una vista da piattaforma, non solo da demo.</text:p>
      <text:h text:style-name="Titolo3" text:outline-level="3">Cosa deve uscire</text:h>
      <text:list text:style-name="LFO9" text:continue-numbering="true">
        <text:list-item>
          <text:p text:style-name="P232">dettaglio istanza</text:p>
        </text:list-item>
        <text:list-item>
          <text:p text:style-name="P233">stato corrente</text:p>
        </text:list-item>
        <text:list-item>
          <text:p text:style-name="P234">task history</text:p>
        </text:list-item>
        <text:list-item>
          <text:p text:style-name="P235">audit minimo</text:p>
        </text:list-item>
        <text:list-item>
          <text:p text:style-name="P236">lista versioni/deployment</text:p>
        </text:list-item>
      </text:list>
      <text:h text:style-name="Titolo3" text:outline-level="3">Prompt stimati</text:h>
      <text:p text:style-name="Textbody"><text:span text:style-name="StrongEmphasis">5–7 prompt</text:span></text:p>
      <text:h text:style-name="Titolo3" text:outline-level="3">Prompt 1</text:h>
      <text:p text:style-name="PreformattedText"><text:span text:style-name="T237">Analizza come esporre history e stato istanza da Flowable in modo semplice per il frontend.</text:span></text:p>
      <text:p text:style-name="P238"><text:span text:style-name="T239">Proponi DTO ed endpoint minimi.</text:span></text:p>
      <text:h text:style-name="Titolo3" text:outline-level="3">Prompt 2</text:h>
      <text:p text:style-name="PreformattedText"><text:span text:style-name="T240">Implementa backend endpoints per:</text:span></text:p>
      <text:p text:style-name="PreformattedText"><text:span text:style-name="T241">- instance detail</text:span></text:p>
      <text:p text:style-name="PreformattedText"><text:span text:style-name="T242">- task history</text:span></text:p>
      <text:p text:style-name="P243"><text:span text:style-name="T244">- deployment history per workflow</text:span></text:p>
      <text:h text:style-name="Titolo3" text:outline-level="3">Prompt 3</text:h>
      <text:p text:style-name="PreformattedText"><text:span text:style-name="T245">Aggiungi nel frontend la pagina dettaglio istanza con:</text:span></text:p>
      <text:p text:style-name="PreformattedText"><text:span text:style-name="T246">- stato</text:span></text:p>
      <text:p text:style-name="PreformattedText"><text:span text:style-name="T247">- task completate</text:span></text:p>
      <text:p text:style-name="PreformattedText"><text:span text:style-name="T248">- task correnti</text:span></text:p>
      <text:p text:style-name="P249"><text:span text:style-name="T250">- variabili principali</text:span></text:p>
      <text:h text:style-name="Titolo3" text:outline-level="3">Prompt 4</text:h>
      <text:p text:style-name="P251"><text:span text:style-name="T252">Aggiungi nella pagina workflow la lista versioni/deployment con data e stato.</text:span></text:p>
      <text:h text:style-name="Titolo3" text:outline-level="3">Prompt 5</text:h>
      <text:p text:style-name="P253"><text:span text:style-name="SourceText">Rivedi la milestone Monitoring/History e applica fix mirati.</text:span></text:p>
      <text:h text:style-name="Titolo3" text:outline-level="3">Done</text:h>
      <text:p text:style-name="Textbody">Qui chiudi il topic “monitoraggio”.</text:p>
      <text:p text:style-name="HorizontalLine"/>
      <text:h text:style-name="Titolo1" text:outline-level="1">Stima complessiva per il tuo progetto</text:h>
      <text:h text:style-name="Titolo2" text:outline-level="2">Versione MVP credibile</text:h>
      <text:p text:style-name="Textbody">Con le milestone da 0 a 5 arrivi a un prodotto già molto buono:</text:p>
      <text:soft-page-break/>
      <text:list text:style-name="LFO10" text:continue-numbering="true">
        <text:list-item>
          <text:p text:style-name="P254">designer</text:p>
        </text:list-item>
        <text:list-item>
          <text:p text:style-name="P255">CRUD workflow</text:p>
        </text:list-item>
        <text:list-item>
          <text:p text:style-name="P256">publish su Flowable</text:p>
        </text:list-item>
        <text:list-item>
          <text:p text:style-name="P257">start process</text:p>
        </text:list-item>
        <text:list-item>
          <text:p text:style-name="P258">task inbox</text:p>
        </text:list-item>
        <text:list-item>
          <text:p text:style-name="P259">complete task</text:p>
        </text:list-item>
      </text:list>
      <text:h text:style-name="Titolo3" text:outline-level="3">Prompt stimati</text:h>
      <text:p text:style-name="Textbody"><text:span text:style-name="StrongEmphasis">30–41 prompt</text:span></text:p>
      <text:h text:style-name="Titolo2" text:outline-level="2">Versione più completa</text:h>
      <text:p text:style-name="Textbody">Con anche 6 e 7:</text:p>
      <text:list text:style-name="LFO11" text:continue-numbering="true">
        <text:list-item>
          <text:p text:style-name="P260">forms</text:p>
        </text:list-item>
        <text:list-item>
          <text:p text:style-name="P261">monitoring</text:p>
        </text:list-item>
        <text:list-item>
          <text:p text:style-name="P262">history</text:p>
        </text:list-item>
      </text:list>
      <text:h text:style-name="Titolo3" text:outline-level="3">Prompt stimati</text:h>
      <text:p text:style-name="Textbody"><text:span text:style-name="StrongEmphasis">42–57 prompt</text:span></text:p>
      <text:p text:style-name="HorizontalLine"/>
      <text:h text:style-name="Titolo1" text:outline-level="1">Ordine consigliato per non saturare quota inutilmente</text:h>
      <text:p text:style-name="Textbody">Se vuoi massimizzare il valore per prompt, fai così:</text:p>
      <text:list text:style-name="LFO12" text:continue-numbering="true">
        <text:list-item>
          <text:p text:style-name="P263"><text:span text:style-name="StrongEmphasis">Milestone 0</text:span></text:p>
        </text:list-item>
        <text:list-item>
          <text:p text:style-name="P264"><text:span text:style-name="StrongEmphasis">Milestone 1</text:span></text:p>
        </text:list-item>
        <text:list-item>
          <text:p text:style-name="P265"><text:span text:style-name="StrongEmphasis">Milestone 2</text:span></text:p>
        </text:list-item>
        <text:list-item>
          <text:p text:style-name="P266"><text:span text:style-name="StrongEmphasis">Milestone 4</text:span></text:p>
        </text:list-item>
        <text:list-item>
          <text:p text:style-name="P267"><text:span text:style-name="StrongEmphasis">Milestone 5</text:span></text:p>
        </text:list-item>
        <text:list-item>
          <text:p text:style-name="P268"><text:span text:style-name="StrongEmphasis">Milestone 3</text:span></text:p>
        </text:list-item>
        <text:list-item>
          <text:p text:style-name="P269"><text:span text:style-name="StrongEmphasis">Milestone 6</text:span></text:p>
        </text:list-item>
        <text:list-item>
          <text:p text:style-name="P270"><text:span text:style-name="StrongEmphasis">Milestone 7</text:span></text:p>
        </text:list-item>
      </text:list>
      <text:p text:style-name="Textbody">Sembra strano mettere la 4 prima della 3, ma ha senso se vuoi prima chiudere il flusso end-to-end minimo. In pratica:</text:p>
      <text:list text:style-name="LFO13" text:continue-numbering="true">
        <text:list-item>
          <text:p text:style-name="P271">vedi il workflow</text:p>
        </text:list-item>
        <text:list-item>
          <text:p text:style-name="P272">lo salvi bene</text:p>
        </text:list-item>
        <text:list-item>
          <text:p text:style-name="P273">lo pubblichi</text:p>
        </text:list-item>
        <text:list-item>
          <text:p text:style-name="P274">fai partire processi</text:p>
        </text:list-item>
        <text:list-item>
          <text:p text:style-name="P275">gestisci task</text:p>
        </text:list-item>
        <text:list-item>
          <text:p text:style-name="P276">poi migliori l’editing completo</text:p>
        </text:list-item>
      </text:list>
      <text:p text:style-name="Textbody">Questo riduce il rischio di spendere tanti prompt su UX bella ma scollegata dal runtime.</text:p>
      <text:p text:style-name="HorizontalLine"/>
      <text:h text:style-name="Titolo1" text:outline-level="1">Regola pratica sui prompt</text:h>
      <text:p text:style-name="Textbody">Per ogni milestone usa sempre questo schema fisso:</text:p>
      <text:h text:style-name="Titolo2" text:outline-level="2">Prompt A — piano</text:h>
      <text:p text:style-name="Textbody">“Analizza e proponi un piano in 5–8 passi. Non scrivere ancora codice.”</text:p>
      <text:h text:style-name="Titolo2" text:outline-level="2">Prompt B/C/D — implementazione</text:h>
      <text:p text:style-name="Textbody">“Implementa solo i passi X–Y. Diff minimo. Non allargare lo scope.”</text:p>
      <text:h text:style-name="Titolo2" text:outline-level="2">Prompt E — review</text:h>
      <text:p text:style-name="Textbody">“Rivedi la milestone, verifica build/errori/regressioni e applica fix minimi.”</text:p>
      <text:p text:style-name="Textbody">Questo è esattamente il tipo di approccio che OpenAI consiglia per task difficili: pianificare prima, riusare istruzioni con<text:s/><text:span text:style-name="SourceText">AGENTS.md</text:span>, tenere le modifiche circoscritte e validare continuamente. (<text:a xlink:href="https://developers.openai.com/codex/learn/best-practices?utm_source=chatgpt.com" office:target-frame-name="_top" xlink:show="replace">Sviluppatori OpenAI</text:a>)</text:p>
      <text:p text:style-name="HorizontalLine"/>
      <text:h text:style-name="Titolo1" text:outline-level="1">Mia raccomandazione netta per te</text:h>
      <text:p text:style-name="Textbody">Se vuoi stare basso di consumo ma alto di resa, punta a questo primo traguardo:</text:p>
      <text:h text:style-name="Titolo2" text:outline-level="2">Target 1</text:h>
      <text:p text:style-name="Textbody">Milestone<text:s/><text:span text:style-name="StrongEmphasis">0 + 1 + 2 + 4 + 5</text:span></text:p>
      <text:h text:style-name="Titolo3" text:outline-level="3">Cosa ottieni</text:h>
      <text:list text:style-name="LFO14" text:continue-numbering="true">
        <text:list-item>
          <text:p text:style-name="P277">repo governato bene</text:p>
        </text:list-item>
        <text:list-item>
          <text:p text:style-name="P278">designer visibile</text:p>
        </text:list-item>
        <text:list-item>
          <text:p text:style-name="P279">workflow definition solide</text:p>
        </text:list-item>
        <text:list-item>
          <text:p text:style-name="P280">publish su Flowable</text:p>
        </text:list-item>
        <text:list-item>
          <text:p text:style-name="P281">task inbox runtime</text:p>
        </text:list-item>
      </text:list>
      <text:h text:style-name="Titolo3" text:outline-level="3">Prompt attesi</text:h>
      <text:p text:style-name="Textbody"><text:span text:style-name="StrongEmphasis">circa 24–33 prompt</text:span></text:p>
      <text:p text:style-name="Textbody">È il miglior rapporto valore/quota per il tuo caso.</text:p>
      <text:p text:style-name="Textbody">Se vuoi, nel messaggio dopo ti preparo direttamente il<text:s/><text:span text:style-name="StrongEmphasis">pacchetto dei primi 10 prompt pronti da incollare in Codex</text:span>, già ordinati nel sequence migliore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Times New Roman" style:font-name-asian="MS Gothic" fo:font-weight="bold" style:font-weight-asian="bold" style:font-weight-complex="bold" fo:font-size="24pt" style:font-size-asian="24pt" style:font-size-complex="24pt" fo:hyphenate="false"/>
    </style:style>
    <style:style style:name="Titolo2" style:display-name="Titolo 2" style:family="paragraph" style:parent-style-name="Heading" style:next-style-name="Textbody" style:default-outline-level="2">
      <style:text-properties style:font-name="Times New Roman" style:font-name-asian="MS Gothic" fo:font-weight="bold" style:font-weight-asian="bold" style:font-weight-complex="bold" fo:font-size="18pt" style:font-size-asian="18pt" style:font-size-complex="18pt" fo:hyphenate="false"/>
    </style:style>
    <style:style style:name="Titolo3" style:display-name="Titolo 3" style:family="paragraph" style:parent-style-name="Heading" style:next-style-name="Textbody" style:default-outline-level="3">
      <style:text-properties style:font-name="Times New Roman" style:font-name-asian="MS Gothic"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tefano Di Piazza</dc:creator>
    <meta:creation-date>2009-04-16T11:32:00Z</meta:creation-date>
    <dc:date>2026-04-27T12:43:00Z</dc:date>
    <meta:template xlink:href="Normal.dotm" xlink:type="simple"/>
    <meta:editing-cycles>64</meta:editing-cycles>
    <meta:editing-duration>PT37800S</meta:editing-duration>
    <meta:user-defined meta:name="Info 1"/>
    <meta:user-defined meta:name="Info 2"/>
    <meta:user-defined meta:name="Info 3"/>
    <meta:user-defined meta:name="Info 4"/>
    <meta:document-statistic meta:page-count="11" meta:paragraph-count="24" meta:word-count="1861" meta:character-count="12446" meta:row-count="88" meta:non-whitespace-character-count="10609"/>
  </office:meta>
</office:document-meta>
</file>